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14229f" officeooo:paragraph-rsid="0014229f"/>
    </style:style>
    <style:style style:name="P4" style:family="paragraph" style:parent-style-name="Text_20_body">
      <style:text-properties officeooo:rsid="0045ca43" officeooo:paragraph-rsid="0045ca43"/>
    </style:style>
    <style:style style:name="P5" style:family="paragraph" style:parent-style-name="Text_20_body" style:list-style-name="L1">
      <style:text-properties officeooo:rsid="00486aa2" officeooo:paragraph-rsid="00486aa2"/>
    </style:style>
    <style:style style:name="P6" style:family="paragraph" style:parent-style-name="Text_20_body" style:list-style-name="L1">
      <style:text-properties officeooo:rsid="004c1501" officeooo:paragraph-rsid="004c1501"/>
    </style:style>
    <style:style style:name="P7" style:family="paragraph" style:parent-style-name="Text_20_body" style:list-style-name="L1">
      <style:text-properties officeooo:rsid="0050b2d4" officeooo:paragraph-rsid="0050b2d4"/>
    </style:style>
    <style:style style:name="P8" style:family="paragraph" style:parent-style-name="Text_20_body" style:list-style-name="L1">
      <style:text-properties officeooo:rsid="0051d563" officeooo:paragraph-rsid="0051d563"/>
    </style:style>
    <style:style style:name="P9" style:family="paragraph" style:parent-style-name="Text_20_body" style:list-style-name="L1">
      <style:text-properties officeooo:rsid="0052568c" officeooo:paragraph-rsid="0052568c"/>
    </style:style>
    <style:style style:name="P10" style:family="paragraph" style:parent-style-name="Text_20_body" style:list-style-name="L1">
      <style:text-properties officeooo:rsid="005712d1" officeooo:paragraph-rsid="005712d1"/>
    </style:style>
    <style:style style:name="P11" style:family="paragraph" style:parent-style-name="Text_20_body" style:list-style-name="L1">
      <style:text-properties officeooo:rsid="005750af" officeooo:paragraph-rsid="005750af"/>
    </style:style>
    <style:style style:name="P12" style:family="paragraph" style:parent-style-name="Text_20_body" style:list-style-name="L1">
      <style:text-properties officeooo:rsid="005dde6a" officeooo:paragraph-rsid="005dde6a"/>
    </style:style>
    <style:style style:name="P13" style:family="paragraph" style:parent-style-name="Text_20_body" style:list-style-name="L1">
      <style:text-properties officeooo:rsid="005fdb8b" officeooo:paragraph-rsid="005fdb8b"/>
    </style:style>
    <style:style style:name="P14" style:family="paragraph" style:parent-style-name="Text_20_body" style:list-style-name="L1">
      <style:text-properties officeooo:rsid="0061c61d" officeooo:paragraph-rsid="0061c61d"/>
    </style:style>
    <style:style style:name="P15" style:family="paragraph" style:parent-style-name="Text_20_body" style:list-style-name="L1">
      <style:text-properties officeooo:rsid="006310a8" officeooo:paragraph-rsid="006310a8"/>
    </style:style>
    <style:style style:name="P16" style:family="paragraph" style:parent-style-name="Text_20_body" style:list-style-name="L1">
      <style:text-properties officeooo:rsid="006310a8" officeooo:paragraph-rsid="00644ab9"/>
    </style:style>
    <style:style style:name="P17" style:family="paragraph" style:parent-style-name="Text_20_body" style:list-style-name="L1">
      <style:text-properties officeooo:rsid="00668588" officeooo:paragraph-rsid="00668588"/>
    </style:style>
    <style:style style:name="P18" style:family="paragraph" style:parent-style-name="Text_20_body" style:list-style-name="L1">
      <style:text-properties officeooo:rsid="006929bd" officeooo:paragraph-rsid="006929bd"/>
    </style:style>
    <style:style style:name="P19" style:family="paragraph" style:parent-style-name="Text_20_body" style:list-style-name="L1">
      <style:text-properties officeooo:rsid="006948fe" officeooo:paragraph-rsid="006948fe"/>
    </style:style>
    <style:style style:name="P20" style:family="paragraph" style:parent-style-name="Text_20_body" style:list-style-name="L1">
      <style:text-properties officeooo:rsid="006ade79" officeooo:paragraph-rsid="006ade79"/>
    </style:style>
    <style:style style:name="P21" style:family="paragraph" style:parent-style-name="Text_20_body" style:list-style-name="L1">
      <style:text-properties officeooo:rsid="006c7dfb" officeooo:paragraph-rsid="006c7dfb"/>
    </style:style>
    <style:style style:name="P22" style:family="paragraph" style:parent-style-name="Text_20_body" style:list-style-name="L1">
      <style:text-properties officeooo:rsid="0075c790" officeooo:paragraph-rsid="0075c790"/>
    </style:style>
    <style:style style:name="P23" style:family="paragraph" style:parent-style-name="Text_20_body" style:list-style-name="L1">
      <style:text-properties officeooo:rsid="00786d0e" officeooo:paragraph-rsid="00786d0e"/>
    </style:style>
    <style:style style:name="P24" style:family="paragraph" style:parent-style-name="Text_20_body" style:list-style-name="L1">
      <style:text-properties officeooo:rsid="0079b013" officeooo:paragraph-rsid="0079b013"/>
    </style:style>
    <style:style style:name="P25" style:family="paragraph" style:parent-style-name="Text_20_body" style:list-style-name="L1">
      <style:text-properties officeooo:rsid="0079fec7" officeooo:paragraph-rsid="0079fec7"/>
    </style:style>
    <style:style style:name="P26" style:family="paragraph" style:parent-style-name="Text_20_body" style:list-style-name="L1">
      <style:text-properties officeooo:rsid="007a19f8" officeooo:paragraph-rsid="007a19f8"/>
    </style:style>
    <style:style style:name="P27" style:family="paragraph" style:parent-style-name="Text_20_body" style:list-style-name="L1">
      <style:text-properties officeooo:rsid="007d8d21" officeooo:paragraph-rsid="007d8d21"/>
    </style:style>
    <style:style style:name="P28" style:family="paragraph" style:parent-style-name="Text_20_body" style:list-style-name="L1">
      <style:text-properties officeooo:rsid="007f71ce" officeooo:paragraph-rsid="007f71ce"/>
    </style:style>
    <style:style style:name="P29" style:family="paragraph" style:parent-style-name="Text_20_body" style:list-style-name="L1">
      <style:text-properties officeooo:rsid="00808a4f" officeooo:paragraph-rsid="00808a4f"/>
    </style:style>
    <style:style style:name="P30" style:family="paragraph" style:parent-style-name="Text_20_body" style:list-style-name="L1">
      <style:text-properties officeooo:rsid="0082f50a" officeooo:paragraph-rsid="0082f50a"/>
    </style:style>
    <style:style style:name="P31" style:family="paragraph" style:parent-style-name="Text_20_body" style:list-style-name="L1">
      <style:text-properties officeooo:rsid="00837a41" officeooo:paragraph-rsid="00837a41"/>
    </style:style>
    <style:style style:name="P32" style:family="paragraph" style:parent-style-name="Text_20_body" style:list-style-name="L1">
      <style:text-properties officeooo:rsid="00853263" officeooo:paragraph-rsid="00853263"/>
    </style:style>
    <style:style style:name="P33" style:family="paragraph" style:parent-style-name="Text_20_body" style:list-style-name="L1">
      <style:text-properties officeooo:rsid="008964fa" officeooo:paragraph-rsid="008964fa"/>
    </style:style>
    <style:style style:name="P34" style:family="paragraph" style:parent-style-name="Text_20_body" style:list-style-name="L1">
      <style:text-properties officeooo:rsid="008964fa" officeooo:paragraph-rsid="008d8fa2"/>
    </style:style>
    <style:style style:name="P35" style:family="paragraph" style:parent-style-name="Text_20_body" style:list-style-name="L1">
      <style:text-properties officeooo:rsid="008c08eb" officeooo:paragraph-rsid="008c08eb"/>
    </style:style>
    <style:style style:name="P36" style:family="paragraph" style:parent-style-name="Text_20_body" style:list-style-name="L1">
      <style:text-properties officeooo:rsid="009186e3" officeooo:paragraph-rsid="009186e3"/>
    </style:style>
    <style:style style:name="P37" style:family="paragraph" style:parent-style-name="Text_20_body" style:list-style-name="L1">
      <style:text-properties officeooo:rsid="00929fc2" officeooo:paragraph-rsid="00929fc2"/>
    </style:style>
    <style:style style:name="P38" style:family="paragraph" style:parent-style-name="Text_20_body" style:list-style-name="L1">
      <style:text-properties officeooo:rsid="00947c30" officeooo:paragraph-rsid="00947c30"/>
    </style:style>
    <style:style style:name="P39" style:family="paragraph" style:parent-style-name="Text_20_body" style:list-style-name="L1">
      <style:text-properties officeooo:rsid="00961088" officeooo:paragraph-rsid="00961088"/>
    </style:style>
    <style:style style:name="P40" style:family="paragraph" style:parent-style-name="Text_20_body" style:list-style-name="L1">
      <style:text-properties officeooo:rsid="00965b5c" officeooo:paragraph-rsid="00965b5c"/>
    </style:style>
    <style:style style:name="P41" style:family="paragraph" style:parent-style-name="Text_20_body" style:list-style-name="L1">
      <style:text-properties officeooo:rsid="009c1ee8" officeooo:paragraph-rsid="009c1ee8"/>
    </style:style>
    <style:style style:name="P42" style:family="paragraph" style:parent-style-name="Text_20_body" style:list-style-name="L1">
      <style:text-properties officeooo:rsid="009dc634" officeooo:paragraph-rsid="009dc634"/>
    </style:style>
    <style:style style:name="P43" style:family="paragraph" style:parent-style-name="Text_20_body" style:list-style-name="L1">
      <style:text-properties officeooo:rsid="00a07926" officeooo:paragraph-rsid="00a07926"/>
    </style:style>
    <style:style style:name="P44" style:family="paragraph" style:parent-style-name="Text_20_body" style:list-style-name="L1">
      <style:text-properties officeooo:rsid="00a1c5ce" officeooo:paragraph-rsid="00a1c5ce"/>
    </style:style>
    <style:style style:name="P45" style:family="paragraph" style:parent-style-name="Text_20_body" style:list-style-name="L1">
      <style:text-properties officeooo:rsid="00a2c74c" officeooo:paragraph-rsid="00a2c74c"/>
    </style:style>
    <style:style style:name="P46" style:family="paragraph" style:parent-style-name="Text_20_body" style:list-style-name="L1">
      <style:text-properties officeooo:rsid="00a48191" officeooo:paragraph-rsid="00a48191"/>
    </style:style>
    <style:style style:name="P47" style:family="paragraph" style:parent-style-name="Text_20_body" style:list-style-name="L1">
      <style:text-properties officeooo:rsid="00a5f611" officeooo:paragraph-rsid="00a5f611"/>
    </style:style>
    <style:style style:name="P48" style:family="paragraph" style:parent-style-name="Text_20_body" style:list-style-name="L1">
      <style:text-properties officeooo:rsid="00a77779" officeooo:paragraph-rsid="00a77779"/>
    </style:style>
    <style:style style:name="P49" style:family="paragraph" style:parent-style-name="Text_20_body" style:list-style-name="L1">
      <style:text-properties officeooo:rsid="00a77929" officeooo:paragraph-rsid="00a77929"/>
    </style:style>
    <style:style style:name="P50" style:family="paragraph" style:parent-style-name="Text_20_body" style:list-style-name="L1">
      <style:text-properties officeooo:rsid="00abb6ce" officeooo:paragraph-rsid="00abb6ce"/>
    </style:style>
    <style:style style:name="P51" style:family="paragraph" style:parent-style-name="Text_20_body" style:list-style-name="L1">
      <style:text-properties officeooo:rsid="00ae2c63" officeooo:paragraph-rsid="00ae2c63"/>
    </style:style>
    <style:style style:name="P52" style:family="paragraph" style:parent-style-name="Text_20_body" style:list-style-name="L1">
      <style:text-properties officeooo:rsid="00b04592" officeooo:paragraph-rsid="00b04592"/>
    </style:style>
    <style:style style:name="P53" style:family="paragraph" style:parent-style-name="Text_20_body" style:list-style-name="L1">
      <style:text-properties officeooo:rsid="00b0c130" officeooo:paragraph-rsid="00b0c130"/>
    </style:style>
    <style:style style:name="T1" style:family="text">
      <style:text-properties officeooo:rsid="0040f486"/>
    </style:style>
    <style:style style:name="T2" style:family="text">
      <style:text-properties officeooo:rsid="0042d876"/>
    </style:style>
    <style:style style:name="T3" style:family="text">
      <style:text-properties officeooo:rsid="00440805"/>
    </style:style>
    <style:style style:name="T4" style:family="text">
      <style:text-properties officeooo:rsid="0045ca43"/>
    </style:style>
    <style:style style:name="T5" style:family="text">
      <style:text-properties officeooo:rsid="004676e1"/>
    </style:style>
    <style:style style:name="T6" style:family="text">
      <style:text-properties officeooo:rsid="0048c9d8"/>
    </style:style>
    <style:style style:name="T7" style:family="text">
      <style:text-properties officeooo:rsid="004a2cb5"/>
    </style:style>
    <style:style style:name="T8" style:family="text">
      <style:text-properties officeooo:rsid="004a52e3"/>
    </style:style>
    <style:style style:name="T9" style:family="text">
      <style:text-properties officeooo:rsid="004d3546"/>
    </style:style>
    <style:style style:name="T10" style:family="text">
      <style:text-properties officeooo:rsid="0052ea1b"/>
    </style:style>
    <style:style style:name="T11" style:family="text">
      <style:text-properties officeooo:rsid="005a5bce"/>
    </style:style>
    <style:style style:name="T12" style:family="text">
      <style:text-properties officeooo:rsid="005bd7da"/>
    </style:style>
    <style:style style:name="T13" style:family="text">
      <style:text-properties officeooo:rsid="005dd739"/>
    </style:style>
    <style:style style:name="T14" style:family="text">
      <style:text-properties officeooo:rsid="0062e974"/>
    </style:style>
    <style:style style:name="T15" style:family="text">
      <style:text-properties officeooo:rsid="00637a82"/>
    </style:style>
    <style:style style:name="T16" style:family="text">
      <style:text-properties officeooo:rsid="00644ab9"/>
    </style:style>
    <style:style style:name="T17" style:family="text">
      <style:text-properties officeooo:rsid="00675aee"/>
    </style:style>
    <style:style style:name="T18" style:family="text">
      <style:text-properties officeooo:rsid="006cd443"/>
    </style:style>
    <style:style style:name="T19" style:family="text">
      <style:text-properties officeooo:rsid="006e4888"/>
    </style:style>
    <style:style style:name="T20" style:family="text">
      <style:text-properties officeooo:rsid="00758339"/>
    </style:style>
    <style:style style:name="T21" style:family="text">
      <style:text-properties officeooo:rsid="0075a543"/>
    </style:style>
    <style:style style:name="T22" style:family="text">
      <style:text-properties officeooo:rsid="007ada6a"/>
    </style:style>
    <style:style style:name="T23" style:family="text">
      <style:text-properties officeooo:rsid="007f71ce"/>
    </style:style>
    <style:style style:name="T24" style:family="text">
      <style:text-properties officeooo:rsid="00867262"/>
    </style:style>
    <style:style style:name="T25" style:family="text">
      <style:text-properties officeooo:rsid="008d8fa2"/>
    </style:style>
    <style:style style:name="T26" style:family="text">
      <style:text-properties officeooo:rsid="008f00f1"/>
    </style:style>
    <style:style style:name="T27" style:family="text">
      <style:text-properties officeooo:rsid="00a5f611"/>
    </style:style>
    <style:style style:name="T28" style:family="text">
      <style:text-properties officeooo:rsid="00a7777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otace a Osnova</text:p>
      <text:h text:style-name="Heading_20_1" text:outline-level="1">Anotace</text:h>
      <text:p text:style-name="P3">Cílem <text:span text:style-name="T1">je popsat vývoj počítačové hry </text:span><text:span text:style-name="T2">a používání herního enginu. </text:span><text:span text:style-name="T3">Seznámit s herními enginy jaké jsou mezi nimi rozdíly, jejich zaměření, proč jsem si vybral ten svůj. </text:span><text:span text:style-name="T4">Základní navigace v enginu, jeho filozofie, </text:span><text:span text:style-name="T5">obecné info</text:span><text:span text:style-name="T4">.</text:span></text:p>
      <text:p text:style-name="P3"/>
      <text:p text:style-name="P4">Praktická část:</text:p>
      <text:p text:style-name="P4">Vytvoření hry v herním enginu GODOT. Popis procesu vývoje, herních mechanik, funkcí.</text:p>
      <text:h text:style-name="P1" text:outline-level="1"/>
      <text:h text:style-name="P2" text:outline-level="1">Osnova<text:tab/></text:h>
      <text:list xml:id="list235327799" text:style-name="L1">
        <text:list-item>
          <text:p text:style-name="P5">Úvod - seznámení s prací proč jsem si téma vybral, co tato práce obsahuje</text:p>
        </text:list-item>
        <text:list-item>
          <text:p text:style-name="P5">Seznámení s různými herními enginy</text:p>
          <text:list>
            <text:list-item>
              <text:p text:style-name="P5">porovnání enginů</text:p>
              <text:list>
                <text:list-item>
                  <text:p text:style-name="P5"><text:span text:style-name="T12">V</text:span>ýhody, nevýhody</text:p>
                </text:list-item>
                <text:list-item>
                  <text:p text:style-name="P5"><text:span text:style-name="T12">F</text:span>ilozofie</text:p>
                </text:list-item>
              </text:list>
            </text:list-item>
            <text:list-item>
              <text:p text:style-name="P5"><text:span text:style-name="T13">P</text:span>roč jsem si vybral <text:span text:style-name="T6">svůj engine </text:span><text:span text:style-name="T7">G</text:span><text:span text:style-name="T8">odot</text:span></text:p>
            </text:list-item>
          </text:list>
        </text:list-item>
        <text:list-item>
          <text:p text:style-name="P6">Filozofie enginu <text:span text:style-name="T9">Godot</text:span></text:p>
          <text:list>
            <text:list-item>
              <text:p text:style-name="P7">Co to znamená open source engine</text:p>
            </text:list-item>
            <text:list-item>
              <text:p text:style-name="P8"><text:span text:style-name="T10">K</text:span>omunita</text:p>
            </text:list-item>
            <text:list-item>
              <text:p text:style-name="P9">Zpeněžení</text:p>
            </text:list-item>
          </text:list>
        </text:list-item>
        <text:list-item>
          <text:p text:style-name="P14"><text:span text:style-name="T14">Možnosti</text:span> vývoje aplikace v enginu Godot</text:p>
          <text:list>
            <text:list-item>
              <text:p text:style-name="P15">Rozdíl mezi dostupnými vykreslova<text:span text:style-name="T15">či</text:span></text:p>
            </text:list-item>
            <text:list-item>
              <text:p text:style-name="P16">Rozdíl mezi dostupnými <text:span text:style-name="T16">programovacími jazyky</text:span></text:p>
            </text:list-item>
            <text:list-item>
              <text:p text:style-name="P17"><text:span text:style-name="T17">Možnosti </text:span>2D a 3D grafiky</text:p>
            </text:list-item>
          </text:list>
        </text:list-item>
        <text:list-item>
          <text:p text:style-name="P18">Správce projektů Godot enginu</text:p>
          <text:list>
            <text:list-item>
              <text:p text:style-name="P19"><text:span text:style-name="T19">N</text:span>avigace v rozhraní</text:p>
            </text:list-item>
            <text:list-item>
              <text:p text:style-name="P20"><text:span text:style-name="T18">I</text:span>mport projektů</text:p>
            </text:list-item>
            <text:list-item>
              <text:p text:style-name="P20"><text:span text:style-name="T18">S</text:span>kenování projektů</text:p>
            </text:list-item>
            <text:list-item>
              <text:p text:style-name="P21"><text:span text:style-name="T18">V</text:span>ytvoření nového projektu</text:p>
            </text:list-item>
          </text:list>
        </text:list-item>
        <text:list-item>
          <text:p text:style-name="P10">Základní navigace v <text:span text:style-name="T21">editoru</text:span></text:p>
          <text:list>
            <text:list-item>
              <text:p text:style-name="P11"><text:span text:style-name="T11">P</text:span>opis rozvržení oken a samostatných oken</text:p>
            </text:list-item>
            <text:list-item>
              <text:p text:style-name="P12">Customizace rozvržení</text:p>
            </text:list-item>
          </text:list>
        </text:list-item>
        <text:list-item>
          <text:p text:style-name="P13">Nastavení <text:span text:style-name="T20">projektu</text:span></text:p>
          <text:list>
            <text:list-item>
              <text:p text:style-name="P22">Konfigurace</text:p>
              <text:list>
                <text:list-item>
                  <text:p text:style-name="P22">Aplikace</text:p>
                </text:list-item>
                <text:list-item>
                  <text:p text:style-name="P22">Fyziky</text:p>
                </text:list-item>
                <text:list-item>
                  <text:p text:style-name="P22">Displeje</text:p>
                </text:list-item>
                <text:list-item>
                  <text:p text:style-name="P22">Audia</text:p>
                </text:list-item>
                <text:list-item>
                  <text:p text:style-name="P23">Editoru</text:p>
                </text:list-item>
              </text:list>
            </text:list-item>
            <text:list-item>
              <text:p text:style-name="P24">Práce s mapováním vstupů</text:p>
              <text:list>
                <text:list-item>
                  <text:p text:style-name="P25"><text:soft-page-break/>Jak vytvořit novou akci</text:p>
                </text:list-item>
                <text:list-item>
                  <text:p text:style-name="P25">Jak ji nakonfigurovat</text:p>
                </text:list-item>
                <text:list-item>
                  <text:p text:style-name="P26">Následně používat v projek<text:span text:style-name="T22">tu</text:span></text:p>
                </text:list-item>
              </text:list>
            </text:list-item>
            <text:list-item>
              <text:p text:style-name="P27">Správa lokalizace</text:p>
            </text:list-item>
            <text:list-item>
              <text:p text:style-name="P27">Pluginy</text:p>
              <text:list>
                <text:list-item>
                  <text:p text:style-name="P27">co to je</text:p>
                </text:list-item>
                <text:list-item>
                  <text:p text:style-name="P27">instalace přes komunitní centrum <text:span text:style-name="T23">nebo manuálně</text:span></text:p>
                </text:list-item>
                <text:list-item>
                  <text:p text:style-name="P28">použití</text:p>
                </text:list-item>
                <text:list-item>
                  <text:p text:style-name="P29">deaktivace</text:p>
                </text:list-item>
              </text:list>
            </text:list-item>
          </text:list>
        </text:list-item>
        <text:list-item>
          <text:p text:style-name="P30">Nápověda enginu</text:p>
        </text:list-item>
        <text:list-item>
          <text:p text:style-name="P31">Základní práce s enginem</text:p>
          <text:list>
            <text:list-item>
              <text:p text:style-name="P32">Správa souborového systému</text:p>
              <text:list>
                <text:list-item>
                  <text:p text:style-name="P32">importování soubo<text:span text:style-name="T24">rů</text:span></text:p>
                </text:list-item>
              </text:list>
            </text:list-item>
            <text:list-item>
              <text:p text:style-name="P33">Práce se scény</text:p>
              <text:list>
                <text:list-item>
                  <text:p text:style-name="P33">Typy scény</text:p>
                </text:list-item>
                <text:list-item>
                  <text:p text:style-name="P33">Přidání scény</text:p>
                </text:list-item>
              </text:list>
            </text:list-item>
            <text:list-item>
              <text:p text:style-name="P35">Práce s „Uzly“</text:p>
              <text:list>
                <text:list-item>
                  <text:p text:style-name="P34">Typy <text:span text:style-name="T25">uzlů</text:span></text:p>
                </text:list-item>
                <text:list-item>
                  <text:p text:style-name="P34">Přidání <text:span text:style-name="T26">uzlů</text:span></text:p>
                </text:list-item>
                <text:list-item>
                  <text:p text:style-name="P37">Práce s atributy uzlů</text:p>
                </text:list-item>
                <text:list-item>
                  <text:p text:style-name="P36">Práce se signály uzlů</text:p>
                </text:list-item>
              </text:list>
            </text:list-item>
            <text:list-item>
              <text:p text:style-name="P46">Práce se zakomponovaným programovacím jazykem G<text:span text:style-name="T27">D</text:span>script</text:p>
              <text:list>
                <text:list-item>
                  <text:p text:style-name="P47">Vytvoření <text:span text:style-name="T28">skriptu</text:span></text:p>
                </text:list-item>
                <text:list-item>
                  <text:p text:style-name="P48">Připojení skriptu k uzlu</text:p>
                </text:list-item>
                <text:list-item>
                  <text:p text:style-name="P49">Práce se signály</text:p>
                </text:list-item>
                <text:list-item>
                  <text:p text:style-name="P49">Základní funkce</text:p>
                </text:list-item>
              </text:list>
            </text:list-item>
            <text:list-item>
              <text:p text:style-name="P38">Spuštění projektu</text:p>
            </text:list-item>
            <text:list-item>
              <text:p text:style-name="P39">Exportování projektu do spustitelné aplikace</text:p>
              <text:list>
                <text:list-item>
                  <text:p text:style-name="P40">specifikace pro různá zařízení</text:p>
                </text:list-item>
              </text:list>
            </text:list-item>
          </text:list>
        </text:list-item>
        <text:list-item>
          <text:p text:style-name="P41">-------------------------Praktická část------------------------------</text:p>
        </text:list-item>
        <text:list-item>
          <text:p text:style-name="P42">Výběr typu hry</text:p>
        </text:list-item>
        <text:list-item>
          <text:p text:style-name="P42">Zvolení potřebného softwaru</text:p>
          <text:list>
            <text:list-item>
              <text:p text:style-name="P42"><text:soft-page-break/>Zdůvodnění</text:p>
            </text:list-item>
            <text:list-item>
              <text:p text:style-name="P43">Info o softwaru</text:p>
            </text:list-item>
          </text:list>
        </text:list-item>
        <text:list-item>
          <text:p text:style-name="P44">Popis vývoje</text:p>
          <text:list>
            <text:list-item>
              <text:p text:style-name="P44">Nastavení projektu</text:p>
            </text:list-item>
            <text:list-item>
              <text:p text:style-name="P44">Nainstalované pluginy</text:p>
            </text:list-item>
            <text:list-item>
              <text:p text:style-name="P45">Popis jednotlivých částí projektu</text:p>
              <text:list>
                <text:list-item>
                  <text:p text:style-name="P45">jejich zakomponování do projektu</text:p>
                </text:list-item>
                <text:list-item>
                  <text:p text:style-name="P45">komunikace mezi nimi</text:p>
                </text:list-item>
              </text:list>
            </text:list-item>
            <text:list-item>
              <text:p text:style-name="P50">Popis kódu</text:p>
            </text:list-item>
          </text:list>
        </text:list-item>
        <text:list-item>
          <text:p text:style-name="P51">Vysvětlení herních mechanik</text:p>
        </text:list-item>
        <text:list-item>
          <text:p text:style-name="P52">Závěr</text:p>
          <text:list>
            <text:list-item>
              <text:p text:style-name="P52">Co jsem se naučil</text:p>
            </text:list-item>
            <text:list-item>
              <text:p text:style-name="P52">Co jsem vytvořil</text:p>
            </text:list-item>
            <text:list-item>
              <text:p text:style-name="P52">Přínos pro ostatní</text:p>
            </text:list-item>
            <text:list-item>
              <text:p text:style-name="P53">Poděkování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2:10:44.098637945</meta:creation-date>
    <dc:date>2023-10-31T22:06:05.403805135</dc:date>
    <meta:editing-duration>PT58M9S</meta:editing-duration>
    <meta:editing-cycles>100</meta:editing-cycles>
    <meta:generator>LibreOffice/7.3.7.2$Linux_X86_64 LibreOffice_project/30$Build-2</meta:generator>
    <meta:document-statistic meta:table-count="0" meta:image-count="0" meta:object-count="0" meta:page-count="4" meta:paragraph-count="83" meta:word-count="364" meta:character-count="2147" meta:non-whitespace-character-count="1943"/>
  </office:meta>
</office:document-meta>
</file>